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9">Vendredi 02 juin</text:p>
      <text:p text:style-name="P9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10"><text:span text:style-name="T12">TOTAL : </text:span>7h12</text:p>
      <text:p text:style-name="P10"/>
      <text:p text:style-name="P12">Lundi 05 juin</text:p>
      <text:p text:style-name="P12"/>
      <text:p text:style-name="P11">9h0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5T09:07:37.526268237</dc:date>
    <meta:editing-duration>P1DT4H58M45S</meta:editing-duration>
    <meta:editing-cycles>167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93" meta:character-count="589" meta:non-whitespace-character-count="506"/>
  </office:meta>
</office:document-meta>
</file>